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2913d3"/>
    </style:style>
    <style:style style:name="P2" style:family="paragraph" style:parent-style-name="Text_20_body" style:list-style-name="L1">
      <style:text-properties officeooo:paragraph-rsid="00bf3694"/>
    </style:style>
    <style:style style:name="P3" style:family="paragraph" style:parent-style-name="Text_20_body" style:list-style-name="L1">
      <style:text-properties officeooo:rsid="0034dfda" officeooo:paragraph-rsid="00bf3694"/>
    </style:style>
    <style:style style:name="P4" style:family="paragraph" style:parent-style-name="Text_20_body" style:list-style-name="L1">
      <style:text-properties officeooo:rsid="002c4b3c" officeooo:paragraph-rsid="00bf3694"/>
    </style:style>
    <style:style style:name="P5" style:family="paragraph" style:parent-style-name="Text_20_body" style:list-style-name="L1">
      <style:text-properties officeooo:rsid="003653cc" officeooo:paragraph-rsid="00c72290"/>
    </style:style>
    <style:style style:name="P6" style:family="paragraph" style:parent-style-name="Text_20_body" style:list-style-name="L1">
      <style:text-properties officeooo:rsid="003653cc" officeooo:paragraph-rsid="00c817ff"/>
    </style:style>
    <style:style style:name="P7" style:family="paragraph" style:parent-style-name="Text_20_body" style:list-style-name="L1">
      <style:text-properties officeooo:rsid="002d6046" officeooo:paragraph-rsid="00bf3694"/>
    </style:style>
    <style:style style:name="P8" style:family="paragraph" style:parent-style-name="Text_20_body" style:list-style-name="L1">
      <style:text-properties officeooo:rsid="00c817ff" officeooo:paragraph-rsid="00d19bf3"/>
    </style:style>
    <style:style style:name="P9" style:family="paragraph" style:parent-style-name="Text_20_body" style:list-style-name="L1">
      <style:text-properties officeooo:rsid="003d1ac3" officeooo:paragraph-rsid="00bf3694"/>
    </style:style>
    <style:style style:name="P10" style:family="paragraph" style:parent-style-name="Text_20_body" style:list-style-name="L1">
      <style:paragraph-properties>
        <style:tab-stops>
          <style:tab-stop style:position="9.077cm"/>
          <style:tab-stop style:position="10.605cm"/>
        </style:tab-stops>
      </style:paragraph-properties>
      <style:text-properties officeooo:rsid="003d1ac3" officeooo:paragraph-rsid="00bf3694"/>
    </style:style>
    <style:style style:name="P11" style:family="paragraph" style:parent-style-name="Text_20_body" style:list-style-name="L1">
      <style:paragraph-properties>
        <style:tab-stops>
          <style:tab-stop style:position="9.077cm"/>
          <style:tab-stop style:position="10.605cm"/>
        </style:tab-stops>
      </style:paragraph-properties>
      <style:text-properties officeooo:rsid="00d64be8" officeooo:paragraph-rsid="00d64be8"/>
    </style:style>
    <style:style style:name="P12" style:family="paragraph" style:parent-style-name="Text_20_body" style:list-style-name="L2"/>
    <style:style style:name="P13" style:family="paragraph" style:parent-style-name="Text_20_body" style:list-style-name="L2">
      <style:text-properties officeooo:paragraph-rsid="002f9018"/>
    </style:style>
    <style:style style:name="P14" style:family="paragraph" style:parent-style-name="Text_20_body" style:list-style-name="L2">
      <style:text-properties officeooo:paragraph-rsid="003c3cb9"/>
    </style:style>
    <style:style style:name="P15" style:family="paragraph" style:parent-style-name="Text_20_body" style:list-style-name="L2">
      <style:text-properties officeooo:paragraph-rsid="003f22d7"/>
    </style:style>
    <style:style style:name="P16" style:family="paragraph" style:parent-style-name="Text_20_body" style:list-style-name="L2">
      <style:text-properties officeooo:paragraph-rsid="0051ef4b"/>
    </style:style>
    <style:style style:name="P17" style:family="paragraph" style:parent-style-name="Text_20_body" style:list-style-name="L2">
      <style:text-properties officeooo:paragraph-rsid="00fef671"/>
    </style:style>
    <style:style style:name="P18" style:family="paragraph" style:parent-style-name="Text_20_body" style:list-style-name="L2">
      <style:text-properties officeooo:paragraph-rsid="00718643"/>
    </style:style>
    <style:style style:name="P19" style:family="paragraph" style:parent-style-name="Text_20_body" style:list-style-name="L2">
      <style:text-properties officeooo:paragraph-rsid="00ebe1dd"/>
    </style:style>
    <style:style style:name="P20" style:family="paragraph" style:parent-style-name="Text_20_body" style:list-style-name="L2">
      <style:text-properties officeooo:paragraph-rsid="00f97a81"/>
    </style:style>
    <style:style style:name="P21" style:family="paragraph" style:parent-style-name="Text_20_body" style:list-style-name="L2">
      <style:text-properties officeooo:rsid="005b9bc7" officeooo:paragraph-rsid="0064f5d2"/>
    </style:style>
    <style:style style:name="P22" style:family="paragraph" style:parent-style-name="Text_20_body" style:list-style-name="L2">
      <style:text-properties officeooo:rsid="005573e4" officeooo:paragraph-rsid="007ff998"/>
    </style:style>
    <style:style style:name="P23" style:family="paragraph" style:parent-style-name="Text_20_body" style:list-style-name="L3">
      <style:text-properties officeooo:paragraph-rsid="00285702"/>
    </style:style>
    <style:style style:name="T1" style:family="text">
      <style:text-properties style:use-window-font-color="true" loext:opacity="0%" style:font-name="Calibri" fo:font-size="11pt" fo:font-weight="normal" fo:background-color="transparent" loext:char-shading-value="0" style:font-name-asian="Calibri" style:font-name-complex="Calibri"/>
    </style:style>
    <style:style style:name="T2" style:family="text">
      <style:text-properties style:use-window-font-color="true" loext:opacity="0%" style:text-position="super 58%" style:font-name="Calibri" fo:font-size="11pt" fo:font-weight="normal" fo:background-color="transparent" loext:char-shading-value="0" style:font-name-asian="Calibri" style:font-name-complex="Calibri"/>
    </style:style>
    <style:style style:name="T3" style:family="text">
      <style:text-properties officeooo:rsid="001ec37b"/>
    </style:style>
    <style:style style:name="T4" style:family="text">
      <style:text-properties officeooo:rsid="002184c2"/>
    </style:style>
    <style:style style:name="T5" style:family="text">
      <style:text-properties officeooo:rsid="00234ec9"/>
    </style:style>
    <style:style style:name="T6" style:family="text">
      <style:text-properties officeooo:rsid="00249db7"/>
    </style:style>
    <style:style style:name="T7" style:family="text">
      <style:text-properties officeooo:rsid="002575b8"/>
    </style:style>
    <style:style style:name="T8" style:family="text">
      <style:text-properties officeooo:rsid="00296b10"/>
    </style:style>
    <style:style style:name="T9" style:family="text">
      <style:text-properties officeooo:rsid="002dbc9e"/>
    </style:style>
    <style:style style:name="T10" style:family="text">
      <style:text-properties officeooo:rsid="002f7f08"/>
    </style:style>
    <style:style style:name="T11" style:family="text">
      <style:text-properties officeooo:rsid="0030afdb"/>
    </style:style>
    <style:style style:name="T12" style:family="text">
      <style:text-properties officeooo:rsid="0030e37c"/>
    </style:style>
    <style:style style:name="T13" style:family="text">
      <style:text-properties officeooo:rsid="003261a6"/>
    </style:style>
    <style:style style:name="T14" style:family="text">
      <style:text-properties officeooo:rsid="00328c45"/>
    </style:style>
    <style:style style:name="T15" style:family="text">
      <style:text-properties officeooo:rsid="00338052"/>
    </style:style>
    <style:style style:name="T16" style:family="text">
      <style:text-properties officeooo:rsid="0034e3f6"/>
    </style:style>
    <style:style style:name="T17" style:family="text">
      <style:text-properties officeooo:rsid="0036bc36"/>
    </style:style>
    <style:style style:name="T18" style:family="text">
      <style:text-properties officeooo:rsid="0037302d"/>
    </style:style>
    <style:style style:name="T19" style:family="text">
      <style:text-properties officeooo:rsid="003ad272"/>
    </style:style>
    <style:style style:name="T20" style:family="text">
      <style:text-properties officeooo:rsid="003c3cb9"/>
    </style:style>
    <style:style style:name="T21" style:family="text">
      <style:text-properties officeooo:rsid="003d2af0"/>
    </style:style>
    <style:style style:name="T22" style:family="text">
      <style:text-properties officeooo:rsid="003f22d7"/>
    </style:style>
    <style:style style:name="T23" style:family="text">
      <style:text-properties officeooo:rsid="00403eaf"/>
    </style:style>
    <style:style style:name="T24" style:family="text">
      <style:text-properties officeooo:rsid="0041e352"/>
    </style:style>
    <style:style style:name="T25" style:family="text">
      <style:text-properties officeooo:rsid="004755a3"/>
    </style:style>
    <style:style style:name="T26" style:family="text">
      <style:text-properties officeooo:rsid="0047d53a"/>
    </style:style>
    <style:style style:name="T27" style:family="text">
      <style:text-properties officeooo:rsid="00498c67"/>
    </style:style>
    <style:style style:name="T28" style:family="text">
      <style:text-properties officeooo:rsid="004a4ab3"/>
    </style:style>
    <style:style style:name="T29" style:family="text">
      <style:text-properties officeooo:rsid="004e8ea3"/>
    </style:style>
    <style:style style:name="T30" style:family="text">
      <style:text-properties officeooo:rsid="0051ef4b"/>
    </style:style>
    <style:style style:name="T31" style:family="text">
      <style:text-properties officeooo:rsid="00535aa6"/>
    </style:style>
    <style:style style:name="T32" style:family="text">
      <style:text-properties officeooo:rsid="00549fd7"/>
    </style:style>
    <style:style style:name="T33" style:family="text">
      <style:text-properties officeooo:rsid="005573e4"/>
    </style:style>
    <style:style style:name="T34" style:family="text">
      <style:text-properties officeooo:rsid="0056a4a9"/>
    </style:style>
    <style:style style:name="T35" style:family="text">
      <style:text-properties officeooo:rsid="005789a4"/>
    </style:style>
    <style:style style:name="T36" style:family="text">
      <style:text-properties officeooo:rsid="0058db4a"/>
    </style:style>
    <style:style style:name="T37" style:family="text">
      <style:text-properties officeooo:rsid="005a1fee"/>
    </style:style>
    <style:style style:name="T38" style:family="text">
      <style:text-properties officeooo:rsid="005c5562"/>
    </style:style>
    <style:style style:name="T39" style:family="text">
      <style:text-properties officeooo:rsid="005e61ea"/>
    </style:style>
    <style:style style:name="T40" style:family="text">
      <style:text-properties officeooo:rsid="005ecd30"/>
    </style:style>
    <style:style style:name="T41" style:family="text">
      <style:text-properties officeooo:rsid="005f5d22"/>
    </style:style>
    <style:style style:name="T42" style:family="text">
      <style:text-properties officeooo:rsid="0060113d"/>
    </style:style>
    <style:style style:name="T43" style:family="text">
      <style:text-properties officeooo:rsid="0061bee7"/>
    </style:style>
    <style:style style:name="T44" style:family="text">
      <style:text-properties officeooo:rsid="0062da99"/>
    </style:style>
    <style:style style:name="T45" style:family="text">
      <style:text-properties officeooo:rsid="0063e06e"/>
    </style:style>
    <style:style style:name="T46" style:family="text">
      <style:text-properties officeooo:rsid="0064f5d2"/>
    </style:style>
    <style:style style:name="T47" style:family="text">
      <style:text-properties officeooo:rsid="0067b76d"/>
    </style:style>
    <style:style style:name="T48" style:family="text">
      <style:text-properties officeooo:rsid="0068835f"/>
    </style:style>
    <style:style style:name="T49" style:family="text">
      <style:text-properties officeooo:rsid="00693509"/>
    </style:style>
    <style:style style:name="T50" style:family="text">
      <style:text-properties officeooo:rsid="006ae5af"/>
    </style:style>
    <style:style style:name="T51" style:family="text">
      <style:text-properties officeooo:rsid="00718643"/>
    </style:style>
    <style:style style:name="T52" style:family="text">
      <style:text-properties officeooo:rsid="007258f1"/>
    </style:style>
    <style:style style:name="T53" style:family="text">
      <style:text-properties officeooo:rsid="00755c90"/>
    </style:style>
    <style:style style:name="T54" style:family="text">
      <style:text-properties officeooo:rsid="0076d191"/>
    </style:style>
    <style:style style:name="T55" style:family="text">
      <style:text-properties officeooo:rsid="007944ac"/>
    </style:style>
    <style:style style:name="T56" style:family="text">
      <style:text-properties officeooo:rsid="00798b0c"/>
    </style:style>
    <style:style style:name="T57" style:family="text">
      <style:text-properties officeooo:rsid="007b4291"/>
    </style:style>
    <style:style style:name="T58" style:family="text">
      <style:text-properties officeooo:rsid="007b6efd"/>
    </style:style>
    <style:style style:name="T59" style:family="text">
      <style:text-properties officeooo:rsid="007c8c21"/>
    </style:style>
    <style:style style:name="T60" style:family="text">
      <style:text-properties officeooo:rsid="007ff998"/>
    </style:style>
    <style:style style:name="T61" style:family="text">
      <style:text-properties officeooo:rsid="00811bec"/>
    </style:style>
    <style:style style:name="T62" style:family="text">
      <style:text-properties officeooo:rsid="00856c12"/>
    </style:style>
    <style:style style:name="T63" style:family="text">
      <style:text-properties officeooo:rsid="00862083"/>
    </style:style>
    <style:style style:name="T64" style:family="text">
      <style:text-properties officeooo:rsid="0086e1ac"/>
    </style:style>
    <style:style style:name="T65" style:family="text">
      <style:text-properties officeooo:rsid="00882687"/>
    </style:style>
    <style:style style:name="T66" style:family="text">
      <style:text-properties officeooo:rsid="0089a5b8"/>
    </style:style>
    <style:style style:name="T67" style:family="text">
      <style:text-properties officeooo:rsid="00903166"/>
    </style:style>
    <style:style style:name="T68" style:family="text">
      <style:text-properties officeooo:rsid="00929b48"/>
    </style:style>
    <style:style style:name="T69" style:family="text">
      <style:text-properties officeooo:rsid="00942dac"/>
    </style:style>
    <style:style style:name="T70" style:family="text">
      <style:text-properties officeooo:rsid="0095b8b8"/>
    </style:style>
    <style:style style:name="T71" style:family="text">
      <style:text-properties officeooo:rsid="009669a7"/>
    </style:style>
    <style:style style:name="T72" style:family="text">
      <style:text-properties officeooo:rsid="00997f00"/>
    </style:style>
    <style:style style:name="T73" style:family="text">
      <style:text-properties officeooo:rsid="009b5945"/>
    </style:style>
    <style:style style:name="T74" style:family="text">
      <style:text-properties officeooo:rsid="009d196b"/>
    </style:style>
    <style:style style:name="T75" style:family="text">
      <style:text-properties officeooo:rsid="009db612"/>
    </style:style>
    <style:style style:name="T76" style:family="text">
      <style:text-properties officeooo:rsid="009e4d78"/>
    </style:style>
    <style:style style:name="T77" style:family="text">
      <style:text-properties officeooo:rsid="00a1e50b"/>
    </style:style>
    <style:style style:name="T78" style:family="text">
      <style:text-properties officeooo:rsid="00a385fc"/>
    </style:style>
    <style:style style:name="T79" style:family="text">
      <style:text-properties officeooo:rsid="00a4fe7f"/>
    </style:style>
    <style:style style:name="T80" style:family="text">
      <style:text-properties officeooo:rsid="00a5035f"/>
    </style:style>
    <style:style style:name="T81" style:family="text">
      <style:text-properties officeooo:rsid="00a52247"/>
    </style:style>
    <style:style style:name="T82" style:family="text">
      <style:text-properties officeooo:rsid="00a68e75"/>
    </style:style>
    <style:style style:name="T83" style:family="text">
      <style:text-properties officeooo:rsid="00a7f154"/>
    </style:style>
    <style:style style:name="T84" style:family="text">
      <style:text-properties officeooo:rsid="00a9d6e0"/>
    </style:style>
    <style:style style:name="T85" style:family="text">
      <style:text-properties officeooo:rsid="00abc71b"/>
    </style:style>
    <style:style style:name="T86" style:family="text">
      <style:text-properties officeooo:rsid="00aceeae"/>
    </style:style>
    <style:style style:name="T87" style:family="text">
      <style:text-properties officeooo:rsid="00ad09b2"/>
    </style:style>
    <style:style style:name="T88" style:family="text">
      <style:text-properties officeooo:rsid="00ae3621"/>
    </style:style>
    <style:style style:name="T89" style:family="text">
      <style:text-properties officeooo:rsid="00af3b38"/>
    </style:style>
    <style:style style:name="T90" style:family="text">
      <style:text-properties officeooo:rsid="00b09afd"/>
    </style:style>
    <style:style style:name="T91" style:family="text">
      <style:text-properties officeooo:rsid="00b1739f"/>
    </style:style>
    <style:style style:name="T92" style:family="text">
      <style:text-properties officeooo:rsid="00b1a21f"/>
    </style:style>
    <style:style style:name="T93" style:family="text">
      <style:text-properties officeooo:rsid="00b392eb"/>
    </style:style>
    <style:style style:name="T94" style:family="text">
      <style:text-properties officeooo:rsid="00b55d68"/>
    </style:style>
    <style:style style:name="T95" style:family="text">
      <style:text-properties officeooo:rsid="00b5ec30"/>
    </style:style>
    <style:style style:name="T96" style:family="text">
      <style:text-properties officeooo:rsid="00b7ac1f"/>
    </style:style>
    <style:style style:name="T97" style:family="text">
      <style:text-properties officeooo:rsid="00b889c0"/>
    </style:style>
    <style:style style:name="T98" style:family="text">
      <style:text-properties officeooo:rsid="00bad9bb"/>
    </style:style>
    <style:style style:name="T99" style:family="text">
      <style:text-properties officeooo:rsid="00bcb1ec"/>
    </style:style>
    <style:style style:name="T100" style:family="text">
      <style:text-properties officeooo:rsid="0041ab6b"/>
    </style:style>
    <style:style style:name="T101" style:family="text">
      <style:text-properties officeooo:rsid="003ef8d8"/>
    </style:style>
    <style:style style:name="T102" style:family="text">
      <style:text-properties officeooo:rsid="003d2988"/>
    </style:style>
    <style:style style:name="T103" style:family="text">
      <style:text-properties officeooo:rsid="002c4b3c"/>
    </style:style>
    <style:style style:name="T104" style:family="text">
      <style:text-properties officeooo:rsid="0034dfda"/>
    </style:style>
    <style:style style:name="T105" style:family="text">
      <style:text-properties officeooo:rsid="002d6046"/>
    </style:style>
    <style:style style:name="T106" style:family="text">
      <style:text-properties officeooo:rsid="0038ae68"/>
    </style:style>
    <style:style style:name="T107" style:family="text">
      <style:text-properties officeooo:rsid="00392d2a"/>
    </style:style>
    <style:style style:name="T108" style:family="text">
      <style:text-properties officeooo:rsid="002d8261"/>
    </style:style>
    <style:style style:name="T109" style:family="text">
      <style:text-properties officeooo:rsid="00c02bb4"/>
    </style:style>
    <style:style style:name="T110" style:family="text">
      <style:text-properties officeooo:rsid="00c449ca"/>
    </style:style>
    <style:style style:name="T111" style:family="text">
      <style:text-properties officeooo:rsid="00c45790"/>
    </style:style>
    <style:style style:name="T112" style:family="text">
      <style:text-properties officeooo:rsid="00c5ca09"/>
    </style:style>
    <style:style style:name="T113" style:family="text">
      <style:text-properties officeooo:rsid="00c72290"/>
    </style:style>
    <style:style style:name="T114" style:family="text">
      <style:text-properties officeooo:rsid="00c7a62e"/>
    </style:style>
    <style:style style:name="T115" style:family="text">
      <style:text-properties officeooo:rsid="00c817ff"/>
    </style:style>
    <style:style style:name="T116" style:family="text">
      <style:text-properties officeooo:rsid="00c9de76"/>
    </style:style>
    <style:style style:name="T117" style:family="text">
      <style:text-properties officeooo:rsid="00cb401f"/>
    </style:style>
    <style:style style:name="T118" style:family="text">
      <style:text-properties officeooo:rsid="00cc8b8c"/>
    </style:style>
    <style:style style:name="T119" style:family="text">
      <style:text-properties officeooo:rsid="00cd5932"/>
    </style:style>
    <style:style style:name="T120" style:family="text">
      <style:text-properties officeooo:rsid="00ce750b"/>
    </style:style>
    <style:style style:name="T121" style:family="text">
      <style:text-properties officeooo:rsid="00d19bf3"/>
    </style:style>
    <style:style style:name="T122" style:family="text">
      <style:text-properties officeooo:rsid="003653cc"/>
    </style:style>
    <style:style style:name="T123" style:family="text">
      <style:text-properties officeooo:rsid="00d4c503"/>
    </style:style>
    <style:style style:name="T124" style:family="text">
      <style:text-properties officeooo:rsid="00d6b3cd"/>
    </style:style>
    <style:style style:name="T125" style:family="text">
      <style:text-properties officeooo:rsid="00d7b115"/>
    </style:style>
    <style:style style:name="T126" style:family="text">
      <style:text-properties officeooo:rsid="00d92ff5"/>
    </style:style>
    <style:style style:name="T127" style:family="text">
      <style:text-properties officeooo:rsid="00da1327"/>
    </style:style>
    <style:style style:name="T128" style:family="text">
      <style:text-properties officeooo:rsid="00db126b"/>
    </style:style>
    <style:style style:name="T129" style:family="text">
      <style:text-properties officeooo:rsid="00dbdd20"/>
    </style:style>
    <style:style style:name="T130" style:family="text">
      <style:text-properties officeooo:rsid="00df0d06"/>
    </style:style>
    <style:style style:name="T131" style:family="text">
      <style:text-properties officeooo:rsid="00e0e5df"/>
    </style:style>
    <style:style style:name="T132" style:family="text">
      <style:text-properties officeooo:rsid="00e255a3"/>
    </style:style>
    <style:style style:name="T133" style:family="text">
      <style:text-properties officeooo:rsid="00e28063"/>
    </style:style>
    <style:style style:name="T134" style:family="text">
      <style:text-properties officeooo:rsid="00e4533b"/>
    </style:style>
    <style:style style:name="T135" style:family="text">
      <style:text-properties officeooo:rsid="00e79a7c"/>
    </style:style>
    <style:style style:name="T136" style:family="text">
      <style:text-properties officeooo:rsid="00e98757"/>
    </style:style>
    <style:style style:name="T137" style:family="text">
      <style:text-properties officeooo:rsid="00ea4d5d"/>
    </style:style>
    <style:style style:name="T138" style:family="text">
      <style:text-properties officeooo:rsid="00ebe1dd"/>
    </style:style>
    <style:style style:name="T139" style:family="text">
      <style:text-properties officeooo:rsid="00edddc2"/>
    </style:style>
    <style:style style:name="T140" style:family="text">
      <style:text-properties officeooo:rsid="00ef4af6"/>
    </style:style>
    <style:style style:name="T141" style:family="text">
      <style:text-properties officeooo:rsid="00f143b1"/>
    </style:style>
    <style:style style:name="T142" style:family="text">
      <style:text-properties officeooo:rsid="00f1f84e"/>
    </style:style>
    <style:style style:name="T143" style:family="text">
      <style:text-properties officeooo:rsid="00f40bdb"/>
    </style:style>
    <style:style style:name="T144" style:family="text">
      <style:text-properties officeooo:rsid="00f44370"/>
    </style:style>
    <style:style style:name="T145" style:family="text">
      <style:text-properties officeooo:rsid="00f615e4"/>
    </style:style>
    <style:style style:name="T146" style:family="text">
      <style:text-properties officeooo:rsid="00f93ae7"/>
    </style:style>
    <style:style style:name="T147" style:family="text">
      <style:text-properties officeooo:rsid="00f97a81"/>
    </style:style>
    <style:style style:name="T148" style:family="text">
      <style:text-properties officeooo:rsid="00fd0e30"/>
    </style:style>
    <style:style style:name="T149" style:family="text">
      <style:text-properties officeooo:rsid="00fe36b9"/>
    </style:style>
    <style:style style:name="T150" style:family="text">
      <style:text-properties officeooo:rsid="00fef671"/>
    </style:style>
    <style:style style:name="T151" style:family="text">
      <style:text-properties officeooo:rsid="01003ed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tab/><text:tab/>Intro -&gt;</text:p>
      <text:p text:style-name="Text_20_body">Intro</text:p>
      <text:p text:style-name="Text_20_body">Génie logiciel</text:p>
      <text:p text:style-name="Text_20_body"><text:tab/>Méthode + planif</text:p>
      <text:p text:style-name="Text_20_body"><text:tab/>1 méthode</text:p>
      <text:p text:style-name="Text_20_body"><text:tab/>2 planif</text:p>
      <text:p text:style-name="Text_20_body">Réflexion sur le projet</text:p>
      <text:p text:style-name="Text_20_body"><text:tab/>Archi : pourquoi ces choix -&gt; transition par CCT et DSI</text:p>
      <text:p text:style-name="Text_20_body">Outils<text:span text:style-name="T109">)</text:span></text:p>
      <text:p text:style-name="Text_20_body"/>
      <text:p text:style-name="Text_20_body">Intro, Archi, Méthode et Outils, Planification</text:p>
      <text:p text:style-name="Text_20_body"/>
      <text:p text:style-name="Text_20_body">Plan complexité de simple vers compliqué</text:p>
      <text:p text:style-name="Text_20_body">Evolution de responsabilités</text:p>
      <text:p text:style-name="Text_20_body"/>
      <text:p text:style-name="Text_20_body">3 ans MCO siprefor de Java 7 à 8</text:p>
      <text:p text:style-name="Text_20_body">6 mois création du projet PAVIC (Application de Vie Courante) + junit et arquillian et git</text:p>
      <text:p text:style-name="Text_20_body">6 mois POC applicab Schéma keycloak + la classe avec introspection BeanUtilREST.java*-</text:p>
      <text:p text:style-name="Text_20_body">3 ans Joomla, création de sites multisites et intégration sur serveurs CentOS par script sh + git</text:p>
      <text:p text:style-name="Text_20_body">2 semaines montage d’une architecture complète CentOS + hacking Windows et EVA-SSI</text:p>
      <text:p text:style-name="Text_20_body"/>
      <text:p text:style-name="Text_20_body">Dans le cadre de mes travaux au CCIAT j’ai travaillé dans les projets suivants : </text:p>
      <text:p text:style-name="Text_20_body">Je vais les découper en 3 parties que je présenterai ci-dessous</text:p>
      <text:p text:style-name="Text_20_body"><text:tab/><text:tab/>Partie 1 -&gt; </text:p>
      <text:p text:style-name="Text_20_body">Autonomie, compétences mobilisées, intérêt pour le centre et pour moi, ce que j’ai appris</text:p>
      <text:p text:style-name="Text_20_body">Siprefor et Pavic</text:p>
      <text:list xml:id="list2501332201" text:style-name="L1">
        <text:list-item>
          <text:p text:style-name="P3">Intitulé</text:p>
          <text:p text:style-name="P4">Maintien en Condition Opérationnelle puis Développement d’une Application Web en Java EE 7</text:p>
        </text:list-item>
        <text:list-item>
          <text:p text:style-name="P3">Contexte</text:p>
          <text:p text:style-name="P2"><text:span text:style-name="T103">2 expériences consécutives concernant 2 projets similaires se sont déroulées de Avril 2015 à Août 2017 puis de Septembre 2017 à </text:span><text:span text:style-name="T104">Janvier </text:span><text:span text:style-name="T103">201</text:span><text:span text:style-name="T104">8.</text:span><text:span text:style-name="T103"> Le premier projet est une application Web de gestion développée par externalisation puis corrigée en interne avant déploiement en production puis correction permanente jusqu’à obtention d’un état stable, </text:span><text:span text:style-name="T105">le deuxième projet est également une application Web de gestion développée </text:span><text:span text:style-name="T104">à 100 % </text:span><text:span text:style-name="T105">en interne </text:span><text:span text:style-name="T104">ayant</text:span><text:span text:style-name="T105"> pour but d’être un bac à sable </text:span><text:soft-page-break/><text:span text:style-name="T105">pour notre service e</text:span><text:span text:style-name="T110">n </text:span><text:span text:style-name="T105">rempla</text:span><text:span text:style-name="T110">çant </text:span><text:span text:style-name="T105">une de nos applications internes vieillissantes, </text:span><text:span text:style-name="T110">un agenda.</text:span></text:p>
          <text:p text:style-name="P5">L’historique de cette deuxième expérience est ici presque totalement dépeint, la version initiale datait d’il y a plus de 5 ans lors de mon entrée sur son projet successeur et utilisait des technologies <text:span text:style-name="T111">sur le moment </text:span><text:span text:style-name="T112">déjà</text:span> dépassées. Refondre ce projet avec les outils modernes permettait, <text:span text:style-name="T114">en plus de se remettre à niveau sur le langage, </text:span><text:span text:style-name="T113">d</text:span>e mettre en œuvre une méthode de développement dirigée par les tests qu’ils soient unitaires ou d’intégration.</text:p>
          <text:p text:style-name="P6"><text:span text:style-name="T121">L</text:span>’historique de mon premier projet où j’ai été intégré dès que le prestataire nous en a remis le code source. Avant mon arrivée, il y a eu 1 ou 2 ans de spécifications puis 1 an de développement par le prestataire. <text:span text:style-name="T116">Au</text:span>cun test unitaire ou d’intégration n’a été livré <text:span text:style-name="T116">dans le code fourni </text:span>puisqu’aucun n’a été demandé <text:span text:style-name="T116">par l’équipe alors en charge de la rédaction des spécifications fonctionnelles</text:span>. <text:span text:style-name="T106">L’équipe de développement d’alors s’en est accommodée, les 6 mois de délai pour rendre le code livrab</text:span><text:span text:style-name="T117">l</text:span><text:span text:style-name="T106">e et utilisable en production ont été respectés mais il a fallu 3 ans pour obtenir de ce code un état stable.</text:span></text:p>
        </text:list-item>
        <text:list-item>
          <text:p text:style-name="P3">Description de l’activité (qu’avez-vous fait ou réalisé ? Avec quels moyens ? Avec quelles contraintes ? Quel niveau de responsabilité ?</text:p>
          <text:p text:style-name="P7">J’ai été intégré dans les 2 équipes comme développeur Java EE. La pr<text:span text:style-name="T118">e</text:span>mière expérience <text:span text:style-name="T107">qui est également</text:span> <text:span text:style-name="T104">ma première expérience</text:span> m’a permis de mettre en pratique ma formation i<text:span text:style-name="T104">nitiale </text:span>de développement, apprendre <text:span text:style-name="T104">ce que sont</text:span> <text:span text:style-name="T104">d</text:span>es bonnes pratiques, <text:span text:style-name="T104">les mettre en œuvre </text:span>puis évoluer vers <text:span text:style-name="T108">les nouvelles itérations du langage. </text:span><text:span text:style-name="T104">Ayant très vite pris goût à ce métier je m’y suis investi personnellement y compris dans mon temps libre et ai ainsi pu participer à l’évolution des bonnes pratiques par des formations et conseils prodigués à mes collègues, </text:span><text:span text:style-name="T106">essentiellement sur les nouveautés apportées par l’itération 8 du langage JAVA comme par exemple la programmation fonctionnelle (stream, interfaces fonctionnelles, consumers, prédicats) ou l’écriture lambda. </text:span><text:span text:style-name="T104">Ici, La seconde expérience m’</text:span><text:span text:style-name="T107">a permis d’apprendre et mettre en pratique les tests unitaires et d’intégration </text:span><text:span text:style-name="T119">et la qualité de code</text:span><text:span text:style-name="T107"> dans le processus de développement d’une application Web en Java. </text:span><text:span text:style-name="T121">Ces</text:span><text:span text:style-name="T122"> méthode</text:span><text:span text:style-name="T121">s</text:span><text:span text:style-name="T122"> étai</text:span><text:span text:style-name="T121">en</text:span><text:span text:style-name="T122">t alors pou</text:span><text:span text:style-name="T121">r</text:span><text:span text:style-name="T122"> mon service une nouveauté, nous ne réalisions ni ne demandions de réaliser aucun test. </text:span><text:span text:style-name="T115">Nous avons donc étudié et appliqué ce qui se fait ailleurs, les tests unitaires et d’intégration. L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ces tests nécessitant alors la mise en place d’un serveur d’application embarqué. </text:span><text:span text:style-name="T121">Dans la même démarche de mise à jour nous n’avions par réutilisé la solution SVN avec Tortoise-SVN pour gérer l’historisation et les versions de notre code source mais celle qui aujourd’hui est devenue un incontournable, git. <text:s/>Un serveur git a été installé et si nous avions commencé à travailler avec git par l’intermédiaire de l’outil graphique git-extensions facilitant la lecture des branches, la ligne de commandes est devenue une habitude lorsque, bien paramétrée avec des alias par exemple, elle devient plus lisible qu’une interface graphique !</text:span></text:p>
          <text:p text:style-name="P8">Tester le code est une chose mais il convient d’être certain que le code soit testé dans un pourcentage minimal ce que l’on appelle la couverture de code. Là aussi, ce projet a donné l’occasion de mettre en place une métrique à l’aide de SonarQube <text:span text:style-name="T123">et définir un minimum de couverture de code attendu lors de la compilation est ainsi limiter la livraison de code non couvert.</text:span></text:p>
        </text:list-item>
        <text:list-item>
          <text:p text:style-name="P9">Caractérisation des compétences mobilisées durant cette activité, compétences techniques, managériales, relationnelles et ou de négociation</text:p>
          <text:p text:style-name="P10"><text:soft-page-break/>Durant <text:span text:style-name="T120">ces 2</text:span> expérience<text:span text:style-name="T120">s </text:span>j’étais donc en charge de corriger des bugs et implémenter de nouvelles fonctionnalités dans l’applicatio<text:span text:style-name="T100">n </text:span><text:span text:style-name="T126">dans un projet dont le squelette applicatif avait déjà été réalisé. L</text:span><text:span text:style-name="T101">’</text:span>équipe de ma<text:span text:style-name="T101">î</text:span>tr<text:span text:style-name="T101">i</text:span>se d’ouvrage était pour moi <text:span text:style-name="T126">dans ces deux projets </text:span>un acteur incontournable pour ce qui est de la description du besoin <text:span text:style-name="T102">et</text:span> la levée de doutes <text:span text:style-name="T101">lorsque les spécifications fonctionnelles étaient incomplètes ou contradictoires.</text:span></text:p>
          <text:p text:style-name="P11">Ce<text:span text:style-name="T127">s </text:span>projet<text:span text:style-name="T127">s</text:span> m’<text:span text:style-name="T127">ont</text:span> permis de développer l’ensemble des compétences nécessaires à la réalisation en totale autonomie d’un <text:span text:style-name="T127">autre</text:span> projet repoussant encore plus loin les évolutions technologies et attendus métier <text:span text:style-name="T127">qui sera décrit en 3ème partie de ce dossier.</text:span> Un résumé de ce socle minimal est <text:span text:style-name="T128">l’</text:span><text:span text:style-name="T129">application, le</text:span><text:span text:style-name="T128"> s</text:span>uivi et <text:span text:style-name="T128">l’</text:span>implication dans le<text:span text:style-name="T128">s</text:span> règles de qualité et d’uniformisation du code, tests <text:span text:style-name="T129">dirigeant le code</text:span>, gestion des versions, lecture et participation à l’évolution des spécifications fonctionnelles, suivi des évolutions du langage par abonnement et lecture de revues techniques, blogs, conférences et exercices en ligne, <text:span text:style-name="T124">travail en équip</text:span><text:span text:style-name="T130">e et</text:span><text:span text:style-name="T124"> </text:span><text:span text:style-name="T125">mise en production de livrables</text:span></text:p>
        </text:list-item>
      </text:list>
      <text:p text:style-name="Text_20_body"><text:tab/><text:tab/>Partie 2 →</text:p>
      <text:list xml:id="list408271420" text:style-name="L2">
        <text:list-item>
          <text:p text:style-name="P13">« <text:span text:style-name="T3">Réalisation de deux grappes de sites Internet </text:span><text:span text:style-name="T9">par</text:span><text:span text:style-name="T3"> le CMS Joomla </text:span><text:span text:style-name="T9">avec</text:span><text:span text:style-name="T3"> le plug-in Joomla Multi-sites puis </text:span><text:span text:style-name="T10">leur </text:span><text:span text:style-name="T3">intégration par script dans un serveur HTTP Apache sur une plateforme CentOS » <text:s/></text:span></text:p>
        </text:list-item>
        <text:list-item>
          <text:p text:style-name="P12">Cette expérience a été réalisée de août 2018 à aujourd’hui septembre 2022 au Centre de Conduite Informatique de l’Armée de Terre. J’ai d’abord <text:span text:style-name="T11">été intégré</text:span> <text:span text:style-name="T12">à</text:span> l’équipe de ce projet comme <text:span text:style-name="T22">administrateur de site</text:span> avant d’en être le responsable technique. L’équipe <text:span text:style-name="T22">a</text:span> <text:span text:style-name="T22">aujourd’hui</text:span> pour structure <text:span text:style-name="T22">1 administrateur, 2</text:span> <text:span text:style-name="T22">administrateurs</text:span>-intégrateurs, un responsable technique, un chef de projet et une autorité cliente.</text:p>
        </text:list-item>
        <text:list-item>
          <text:p text:style-name="P12">Ce projet a pour historique une base réalisée avant mon entrée sur le projet. Cette base est un Joomla avec le plug-in Joomla Multi-sites et un template d’affichage récupéré par l’équipe du moment. Ce Joomla a été installé sur un serveur Apache monté sur un serveur CentOS qui <text:span text:style-name="T20">est la</text:span> plateforme de développement <text:span text:style-name="T20">de ce projet</text:span>. A mon arrivée sur le projet la base était finalisée, j’ai donc pu créer un site parmi les premiers livrés sur la plateforme de développement.</text:p>
          <text:p text:style-name="P14"><text:span text:style-name="T20">L</text:span>a création de sites <text:span text:style-name="T20">demande</text:span> de <text:span text:style-name="T20">maîtriser l’interface d’administration du</text:span> CMS Joomla <text:span text:style-name="T20">mai</text:span>s <text:span text:style-name="T20">les</text:span> compétences en SQL et administration serveur demandées <text:span text:style-name="T20">y sont marginales. R</text:span><text:span text:style-name="T4">éaliser un site Joomla demande énormément de tâches répétitives </text:span><text:span text:style-name="T20">et </text:span><text:span text:style-name="T4">la souris est </text:span><text:span text:style-name="T20">donc </text:span><text:span text:style-name="T4">pour cette tâche bien plus utilisée que le clavier.</text:span></text:p>
          <text:p text:style-name="P15">Cela a changé lorsqu’il a fallu livrer sur la plateforme de pré-production <text:span text:style-name="T13">les sites </text:span><text:span text:style-name="T21">alors</text:span><text:span text:style-name="T13"> réalisés. </text:span><text:span text:style-name="T22">M</text:span><text:span text:style-name="T4">on équipe</text:span> n’av<text:span text:style-name="T4">ait</text:span> aucu<text:span text:style-name="T4">n accès ou connaissance de </text:span><text:span text:style-name="T22">l</text:span><text:span text:style-name="T4">a configuration </text:span><text:span text:style-name="T22">de cette plateforme, l</text:span>es premiers scripts de livraison étaient <text:span text:style-name="T4">donc </text:span>en échec et il a fallu fournir une documentation exhaustive quels que soient les scénarii <text:span text:style-name="T131">mais surtout</text:span> un script shell capable de fonctionner sous CentOS ou Debian (<text:span text:style-name="T14">il s’agit ici des</text:span> 2 OS serveurs <text:span text:style-name="T15">autorisés</text:span> par le cadre de cohérence technique fourni par la DSI de mon entreprise pour un hébergement de sites Web) et ce où <text:span text:style-name="T132">quel que soit</text:span> soi<text:span text:style-name="T132">t emplacement </text:span>dans l’arborescence <text:span text:style-name="T4">du serveur cible </text:span><text:span text:style-name="T22">puisque</text:span><text:span text:style-name="T4"> </text:span><text:span text:style-name="T16">nous n’avons alors pas non plus connaissance de cette information. </text:span><text:span text:style-name="T22">Le travail d’intégration est donc devenu une tâche à part entière et les administrateurs en charge de créer les scripts d’intégration des sites sont donc devenus des administrateurs-intégrateurs.</text:span></text:p>
          <text:p text:style-name="P12"><text:span text:style-name="T4">Lorsque </text:span><text:span text:style-name="T72">des</text:span><text:span text:style-name="T4"> clients ont commencé à </text:span><text:span text:style-name="T17">demander une persistance de leurs modifications apportées sur</text:span><text:span text:style-name="T4"> leur site hébergé sur la plateforme de </text:span><text:span text:style-name="T17">pré-production</text:span><text:span text:style-name="T4">, l</text:span>es scripts ont pris en complexité <text:span text:style-name="T4">puisqu’il n’</text:span><text:span text:style-name="T73">était</text:span><text:span text:style-name="T4"> alors plus question d’effacer </text:span><text:span text:style-name="T134">puis</text:span><text:span text:style-name="T133"> réécrire </text:span><text:span text:style-name="T4">mais bien </text:span>d’insérer les nouveaux <text:span text:style-name="T4">sites à côté des existants</text:span>, modifier et supprimer les existants le cas échéant <text:span text:style-name="T18">et ce </text:span>toujours sans connaître <text:soft-page-break/>l’arborescence ou la configuration du serveur impacté. Mes bases en shell Windows m’ont permis <text:span text:style-name="T74">de </text:span>monter en compétence en shell Linux et ainsi réaliser <text:span text:style-name="T4">c</text:span>es scripts de<text:span text:style-name="T4">mandant de</text:span> plus en plus <text:span text:style-name="T4">de </text:span>compl<text:span text:style-name="T5">e</text:span><text:span text:style-name="T4">xité</text:span>, l’intégration étant <text:span text:style-name="T4">donc </text:span>sur ce projet ce qui demandait le plus de développe<text:span text:style-name="T5">men</text:span><text:span text:style-name="T4">t </text:span><text:span text:style-name="T75">puisque</text:span><text:span text:style-name="T4"> la création de sites </text:span><text:span text:style-name="T76">reste</text:span><text:span text:style-name="T4"> une tâche répétitive.</text:span></text:p>
          <text:p text:style-name="P12">Un challenge nous a été <text:span text:style-name="T23">imposé</text:span> lorsque notre hébergeur désigné et impératif a sous-traité l’hébergement à une société qui a renégocié les contrats et demandé que nos 60 sous-sites, alors mis à jour par un seul script puisque tapant sur un seul dossier dans le serveur Apache mais ayant 6<text:span text:style-name="T98">1</text:span> bases de données (une par site) réclameraient donc 6<text:span text:style-name="T98">1</text:span> scripts différents pour chaque mise à jour. <text:span text:style-name="T25">Nous livrions alors en moyenne un script puis son correctif par mois. </text:span><text:span text:style-name="T24">Le contrat du prix des scripts restait inchangé : 2 scripts gratuits par mois, chaque script supplémentaire étant payant. L</text:span>a facture estimée <text:span text:style-name="T24">passa</text:span><text:span text:style-name="T26">it</text:span><text:span text:style-name="T24"> donc de 0€ à 5</text:span><text:span text:style-name="T98">9</text:span><text:span text:style-name="T24"> fois le prix d’un script </text:span><text:span text:style-name="T77">(un montant à </text:span><text:span text:style-name="T78">4</text:span><text:span text:style-name="T77"> chiffres par script)</text:span><text:span text:style-name="T24"> </text:span><text:span text:style-name="T27">donc</text:span> nous <text:span text:style-name="T28">n’</text:span>avions aucune solution à part tout fusionner dans une seule base de données, les sites étant d’ores et déjà fusionnés au sein du même dossier sur le serveur Apache.</text:p>
          <text:p text:style-name="P16">J’ai apporté une idée dont une preuve de fonctionnement a rapidement été démontrée : <text:span text:style-name="T5">la séparation des droits entre sites </text:span><text:span text:style-name="T64">r</text:span><text:span text:style-name="T5">evient à la charge de la base de données, </text:span><text:span text:style-name="T65">l’utilisateur mysql d’un</text:span><text:span text:style-name="T63"> site dispos</text:span><text:span text:style-name="T81">ant alors</text:span><text:span text:style-name="T63"> de tous les droits sur toutes ses tables et uniquement ses tables qui s</text:span><text:span text:style-name="T29">on</text:span><text:span text:style-name="T63">t</text:span><text:span text:style-name="T29"> différenci</text:span><text:span text:style-name="T63">ées des autres</text:span><text:span text:style-name="T29"> tables de chaque </text:span><text:span text:style-name="T99">site</text:span><text:span text:style-name="T29"> par un préfixe</text:span><text:span text:style-name="T5">. </text:span><text:span text:style-name="T65">Chaque utilisateur mysql ne dispose donc d’aucun droit au </text:span><text:span text:style-name="T79">niveau global</text:span><text:span text:style-name="T65"> sauf celui de bloquer une table et </text:span><text:span text:style-name="T80">ainsi </text:span><text:span text:style-name="T65">permettre la gestion de concurrence des accès.</text:span><text:span text:style-name="T5"> Une fois la solution adoptée, l’appliquer sur </text:span><text:span text:style-name="T66">notre plateforme de production</text:span><text:span text:style-name="T5"> réclame un audit de sécurité préliminaire qu’il a fallu accueillir sur des moyens qu’il nous faut configurer et mettre à disposition. </text:span><text:span text:style-name="T82">Cette tâche revient normalement à l’équipe d’administrateur</text:span><text:span text:style-name="T83">s</text:span><text:span text:style-name="T82"> système mais un turn-over récent </text:span><text:span text:style-name="T84">y </text:span><text:span text:style-name="T82">avait placé 2 personnes ne sa</text:span><text:span text:style-name="T150">chant</text:span><text:span text:style-name="T82"> pas effectuer cette tâche donc je m’en suis chargé.</text:span></text:p>
          <text:p text:style-name="P16"><text:span text:style-name="T30">La mise en place des moyens consiste à fournir </text:span><text:span text:style-name="T150">un réseau fermé entre des postes clients et le</text:span><text:span text:style-name="T30"> serveur hébergeant nos sites. Les machines n’ont besoin </text:span><text:span text:style-name="T41">que d’un</text:span><text:span text:style-name="T30"> paramétrage réseau </text:span><text:span text:style-name="T40">notamment le fichier hosts.etc </text:span><text:span text:style-name="T150">donc</text:span><text:span text:style-name="T40"> </text:span><text:span text:style-name="T67">t</text:span><text:span text:style-name="T30">out est</text:span><text:span text:style-name="T42"> très majoritairement </text:span><text:span text:style-name="T30">à faire côté serveur hébergeant les sites. Ce serveur </text:span><text:span text:style-name="T43">est un LAMP sous CentOS 7 hébergé par </text:span><text:span text:style-name="T30">un hyperviseur ESXi. Sur le papier, 2 semaines de configuration </text:span><text:span text:style-name="T37">de cette machine virtuelle </text:span><text:span text:style-name="T30">suffisent et c’est le temps </text:span><text:span text:style-name="T44">maximal</text:span><text:span text:style-name="T30"> que j’avais pour le faire. </text:span><text:span text:style-name="T55">La notion de temps est ici importante, le prochain créneau </text:span><text:span text:style-name="T56">était</text:span><text:span text:style-name="T55"> l’année </text:span><text:span text:style-name="T57">suivant</text:span><text:span text:style-name="T58">e</text:span><text:span text:style-name="T55"> et une non-validation venant de la solution ou d’une incapacité de tester la solution repouss</text:span><text:span text:style-name="T59">ait</text:span><text:span text:style-name="T55"> </text:span><text:span text:style-name="T85">donc </text:span><text:span text:style-name="T86">d’au moins </text:span><text:span text:style-name="T85">un an</text:span><text:span text:style-name="T55"> la mise en production de nos sites.</text:span></text:p>
          <text:p text:style-name="P21">Cette salle étant isolée de tout réseau <text:span text:style-name="T46">et il</text:span><text:span text:style-name="T38"> est interdit de </text:span><text:span text:style-name="T45">c</text:span><text:span text:style-name="T38">onnecter </text:span><text:span text:style-name="T45">la machine virtuelle </text:span><text:span text:style-name="T38">à un réseau Internet même temporairemen</text:span><text:span text:style-name="T46">t,</text:span> <text:span text:style-name="T19">l’absence de lien Internet aurait pu mettre en échec l’audit : j’avais passé 2 jours à récupérer à la main </text:span><text:span text:style-name="T46">les très nombreuses</text:span><text:span text:style-name="T19"> dépendances pour CentOS 7 nécessaires à l’installation des paquets httpd, mysql-server et php </text:span><text:span text:style-name="T46">puis cette </text:span><text:span text:style-name="T19">procédure manuelle s’est arrêtée lorsqu’il a fallu mettre à jour des paquets critiques o</text:span><text:span text:style-name="T38">ù</text:span><text:span text:style-name="T19"> toute erreur d’installation aurait pu simplement mettre le démarrage du système en échec ; heureusement il se trouve qu’un dépôt de dépendances se trouve dans l’.iso d’installation de CentOS 7 : il faut alors suivre une procédure pour monte</text:span><text:span text:style-name="T68">r cette .iso</text:span><text:span text:style-name="T19">, déclarer le répertoire des dépendances comme dépôt par le gestionnaire de paquets </text:span><text:span text:style-name="T69">de la machine virtuelle</text:span><text:span text:style-name="T19"> et un « yum install» </text:span><text:span text:style-name="T70">y</text:span><text:span text:style-name="T19"> passe sans erreur.</text:span></text:p>
          <text:p text:style-name="P17"><text:span text:style-name="T39">Une semaine vient </text:span><text:span text:style-name="T71">alors </text:span><text:span text:style-name="T39">de passer, </text:span><text:span text:style-name="T150">je suis encore en train de configurer le serveur hébergeant les sites depuis le seul poste en ayant l’accès</text:span><text:span text:style-name="T39"> </text:span><text:span text:style-name="T150">lorsque </text:span><text:span text:style-name="T5">des jeux de malchance ont permis à quelques uns de mes savoirs </text:span><text:span text:style-name="T6">de briller : </text:span><text:span text:style-name="T150">m</text:span><text:span text:style-name="T31">a machine </text:span><text:span text:style-name="T150">a</text:span><text:span text:style-name="T31"> lâché ainsi que son disque dur. La machine n’a plus voulu atteindre ne serait-ce que le POST et le disque dur n’a jamais répondu </text:span><text:span text:style-name="T32">même</text:span><text:span text:style-name="T31"> branché sur un lecteur SATA vers USB. Sur ce disque était placé la seule copie </text:span><text:span text:style-name="T88">accessible</text:span><text:span text:style-name="T31"> de la base de données du </text:span><text:soft-page-break/><text:span text:style-name="T31">gestionnaire de mots de passe, dont ceux de l’accès SSH de la machine virtuelle hébergée par l’hyperviseur ESXi. </text:span><text:span text:style-name="T34">Pour des raisons de confidentialité je n’avais pas dédié de support de stockage à </text:span><text:span text:style-name="T89">une copie </text:span><text:span text:style-name="T90">de </text:span><text:span text:style-name="T34">cette base de données et les </text:span><text:span text:style-name="T87">précédents </text:span><text:span text:style-name="T34">administrateurs système affectés à la gestion de l’hyperviseur </text:span><text:span text:style-name="T87">n’</text:span><text:span text:style-name="T34">avaient pas </text:span><text:span text:style-name="T87">transmis l’emplacement de la </text:span><text:span text:style-name="T91">sauvegarde de cette archive</text:span><text:span text:style-name="T87"> aux nouveaux</text:span><text:span text:style-name="T34">.</text:span><text:span text:style-name="T31"> </text:span><text:span text:style-name="T61">L</text:span><text:span text:style-name="T33">a machine ayant lâché était la seule machine sous Windows disposant de droits administrateur de tout </text:span><text:span text:style-name="T35">mon service </text:span><text:span text:style-name="T150">puisque</text:span><text:span text:style-name="T33"> les machines disposant de droits administrateur étant </text:span><text:span text:style-name="T34">toutes </text:span><text:span text:style-name="T33">sous Linux et les machines </text:span><text:span text:style-name="T34">sous</text:span><text:span text:style-name="T33"> </text:span><text:span text:style-name="T34">Windows </text:span><text:span text:style-name="T33">appartiennent </text:span><text:span text:style-name="T34">toutes </text:span><text:span text:style-name="T33">à un domaine Active Directory </text:span><text:span text:style-name="T92">et</text:span><text:span text:style-name="T33"> administrées par un service différent du nôtre. </text:span><text:span text:style-name="T60">Les droits d’administration sont nécessaires pour modifier le fichier hosts.etc et les administrateurs système exig</text:span><text:span text:style-name="T150">aie</text:span><text:span text:style-name="T60">nt une machine Windows, </text:span><text:span text:style-name="T150">la solution de récupérer une</text:span><text:span text:style-name="T33"> des machines Windows sous AD </text:span><text:span text:style-name="T34">inutilisé</text:span><text:span text:style-name="T93">es </text:span><text:span text:style-name="T94">était donc pour nous idéale</text:span><text:span text:style-name="T60">. </text:span><text:span text:style-name="T34">Au lieu de refaire une installation complète </text:span><text:span text:style-name="T95">sur la machine Windows A</text:span><text:span text:style-name="T96">D</text:span><text:span text:style-name="T34">, le</text:span><text:span text:style-name="T33">s accès administrateur y ont été obtenus depuis une clé usb live-CD Unix par la création d’une </text:span><text:span text:style-name="T97">porte</text:span><text:span text:style-name="T33"> qui consiste à lancer une console de commandes au lieu du programme de gestion des touches rémanentes lors de l’écran de saisie de session. À ce moment, les programmes exécutés, dont cette console, disposent de privilèges </text:span><text:span text:style-name="T36">élevés</text:span><text:span text:style-name="T33"> et j’ai ainsi pu y créer un compte, y donner son mot de passe, des droits d’administration puis m’y connecter.</text:span></text:p>
          <text:p text:style-name="P22">La machine Windows disposant de droits administrateur obtenue, il restait encore à <text:span text:style-name="T34">obtenir les accès SSH à la machine virtuelle. </text:span><text:span text:style-name="T47">Cette fois</text:span><text:span text:style-name="T40">, les administrateurs système disposaient </text:span><text:span text:style-name="T47">bien </text:span><text:span text:style-name="T40">des accès à l’interface d’administration de l’hyperviseur mais il y est impossible d’</text:span><text:span text:style-name="T48">y</text:span><text:span text:style-name="T40"> modifier les comptes d’une machine virtuelle qui y est hébergée. Il y a là aussi un moyen d’avoir une console élevée en privilèges sous CentOS mais la méthode que je connais, inapplicable en SSH </text:span><text:span text:style-name="T150">est possible via</text:span><text:span text:style-name="T40"> l’interface d’administration hyperviseur </text:span><text:span text:style-name="T150">qui fournit</text:span><text:span text:style-name="T40"> la sortie console du serveur comme si j’y étais connecté de manière physique. Après avoir ralenti </text:span><text:span text:style-name="T150">très</text:span><text:span text:style-name="T40"> fortement le démarrage de la machine virtuelle, j’ai pu obtenir le temps nécessaire après l’ouverture de la console pour lancer mes commandes et obtenir une élévation de privilèges puis modifier le mot de passe du compte que nous utilisions en SSH. À ce moment les accès ont été rétablis et j’ai pu poursuivre la configuration.</text:span></text:p>
          <text:p text:style-name="P18"><text:span text:style-name="T49">Ceci est un résumé succinct, </text:span><text:span text:style-name="T53">après tout ceci </text:span><text:span text:style-name="T49">il </text:span><text:span text:style-name="T62">ne </text:span><text:span text:style-name="T49">me restait quelques jours avant l’évaluation mais j’ai pu placer mes sites </text:span><text:span text:style-name="T50">sur ce serveur</text:span><text:span text:style-name="T49"> et les faire répondre </text:span><text:span text:style-name="T50">à temps </text:span><text:span text:style-name="T52">donc </text:span>l’audit a pu avoir lie<text:span text:style-name="T8">u. </text:span><text:span text:style-name="T51">L</text:span><text:span text:style-name="T8">e jugement rendu par les techniciens </text:span><text:span text:style-name="T54">évaluateurs</text:span><text:span text:style-name="T8"> a été favorable </text:span>pour la solution adoptée <text:span text:style-name="T8">qui a donc été appliquée sur les sites Internet. </text:span>Aujourd’hui ce sont 61 sites Internet et 30 sites Intranet qui ont été livrés sur leur plateforme de pré-production respective et seront <text:span text:style-name="T8">par la suite</text:span> migrés sur une plateforme de production.</text:p>
          <text:p text:style-name="P19"><text:span text:style-name="T135">Depuis août 2021 j’occupe sur ce projet le rôle de responsable technique. Par sous-effectif cette fonction s’ajoute à ma fonction de développeur-intégrateu</text:span><text:span text:style-name="T136">r, fonction que je considère comme un sous-ensemble </text:span><text:span text:style-name="T137">à la deuxième car </text:span><text:span text:style-name="T136">nécessaire à une pleine compréhension des problématiques et enjeux techniques de la réalisation du projet. </text:span><text:span text:style-name="T138">Afin de me donner du temps de travail sur cette deuxième fonction, il m’a fallu former mon équipe afin de leur donner </text:span><text:span text:style-name="T143">toutes mes</text:span><text:span text:style-name="T138"> compétences </text:span><text:span text:style-name="T144">dont</text:span><text:span text:style-name="T138"> je ne peux plus me per</text:span><text:span text:style-name="T144">m</text:span><text:span text:style-name="T138">ettre d</text:span><text:span text:style-name="T144">e</text:span><text:span text:style-name="T138"> garder l’exclusivité sous peine d’être le seul de l’équipe à pouvoir travailler, ce qui a été le cas </text:span><text:span text:style-name="T144">sur une semaine </text:span><text:span text:style-name="T138">fin 2021 en phase de livraison des sites Internet sur la plateforme de pré-production. Aujourd’hui mon équipe réalise un travail de qualité </text:span><text:span text:style-name="T139">et je peux pleinement me consacrer à mon travail de manager en étant pour eux un appui technique. </text:span><text:span text:style-name="T140">Cela a demandé une année entière car m</text:span><text:span text:style-name="T141">a </text:span><text:span text:style-name="T140">prédécesseure, en plus de n’avoir fourni </text:span><text:span text:style-name="T149">en 2 ans </text:span><text:span text:style-name="T148">qu’une </text:span><text:span text:style-name="T142">réécriture de </text:span><text:span text:style-name="T148">l’</text:span><text:span text:style-name="T142">arborescence </text:span><text:span text:style-name="T148">de la documentation</text:span><text:span text:style-name="T142"> </text:span><text:span text:style-name="T140">n’</text:span><text:span text:style-name="T141">a</text:span><text:span text:style-name="T140"> effectué aucune passation de consignes, autant de problématiques qu’il a fallu conjuguer avec les échéances de livraison attendues </text:span><text:span text:style-name="T145">et la phase de formation. </text:span><text:span text:style-name="T151">La gestion des priorités se fait dés ormais en réunion régulière </text:span><text:soft-page-break/><text:span text:style-name="T151">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span></text:p>
        </text:list-item>
        <text:list-item>
          <text:p text:style-name="P20">Les compétences demandées sur le projet ont été pour certaines abordées : administration Unix, administration d’un CMS Joomla, utilisation exclusive de la ligne de commande <text:span text:style-name="T8">par console SSH </text:span>pour le paramétrage, <text:span text:style-name="T19">utilisation de l’</text:span>éditeur de texte <text:span text:style-name="T8">V</text:span>im et shell Unix, rédaction de scripts shell Unix pour l’intégration des ajouts et modifications sur la plateforme de pré-production, <text:span text:style-name="T5">administration de base de données MySQL, </text:span><text:span text:style-name="T7">autonomie, capacité d’adaptation et d’anticipation, culture informatique, </text:span><text:span text:style-name="T146">rédaction de documentation, </text:span><text:span text:style-name="T147">méthodologie agile</text:span></text:p>
        </text:list-item>
      </text:list>
      <text:p text:style-name="Text_20_body"><text:tab/><text:tab/>Partie 3 -&gt;</text:p>
      <text:list xml:id="list3090658497" text:style-name="L3">
        <text:list-item>
          <text:p text:style-name="P23">Un de mes projets professionnels conjugue à lui-seul les thèmes « Modélisation, Optimisation Informatique », « Architecture et Intégration des Systèmes Informatiques » et « Systèmes d’Informations et Bases de données » : il s’agit de la réalisation en totale autonomie d’un Proof Of Concept ayant pour but de valider le choix d’une architecture logicielle en vue de réaliser un nouveau projet informatique et de garantir la viabilité de son développement par les outils fournis de l’entreprise. </text:p>
          <text:p text:style-name="P23">Cela a été un succès après 6 mois de réalisation, de fin janvier 2018 à début août 2018.</text:p>
        </text:list-item>
        <text:list-item>
          <text:p text:style-name="P23">Hormis le nombre de micro-services back-end, il respecte en totalité l’architecture retenue pour le projet client. Il consiste donc en 3 micro-services en Java EE 7 (JDK 8), 1 en charge du front-end et 2 en charge du back-end.</text:p>
          <text:p text:style-name="P23">Les micro-services communiquent en REST (HTTP) par le framework Springboot et sont montés sur un serveur Wildfly, les queues asynchrones sont hébergées sur un serveur ActiveMQ, l’authentification et la sécurisation des tunnels entre micro-services est déléguée à un SSO Keycloak monté sur son propre serveur. </text:p>
          <text:p text:style-name="P23">Le framework d’interface du front-end est Primefaces, les dépendances de tous les micro-services sont gérées par Maven et la base de données est une PostGreSQL. </text:p>
        </text:list-item>
        <text:list-item>
          <text:p text:style-name="P23">Les beans Java sont gérés par injection de dépendances ce qui facilite la compréhension du code et donc le debug mais surtout la performance avec une gestion mémoire bien plus maîtrisée par un cycle de vie des objets optimal.</text:p>
          <text:p text:style-name="P23">Toutes les bonnes pratiques de développement du moment en ma connaissance ont été appliquées : documentation complète au format JavaDoc, serialVersionUID généré pour toute classe sérialisable et incrémenté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P23">Les contraintes du « poste informatique du développeur » sont nombreuses : Windows 10 sans aucun accès Internet ni aucun droit administrateur mais reliés avec les autres postes par un Intranet.</text:p>
          <text:p text:style-name="P23">Un serveur regroupant des outils de développement, ce que l'on appelle une forge logicielle est fournie sur cette Intradef. Elle nous donne accès à Git et SVN qui sont deux dépôts versionnés de sources, Jenkins qui, intermédiaire à Git et SVN, est un outil d’intégration continue vérifiant la qualité et le respect des attentes fonctionnelles lors d’envois de code, Nexus qui est un dépôt de <text:soft-page-break/>dépendances, Wiki qui centralise la documentation au format « Wikipédia » et Mantis qui est un outil de suivi des anomalies et évolutions.</text:p>
          <text:p text:style-name="P23">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 Cela n’a pas eu lieu sur ce POC mais l’a été sur le projet client.</text:p>
          <text:p text:style-name="P23">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Une alternative à la conteneurisation, encore interdite d’usage par la DSI de mon entreprise.</text:p>
          <text:p text:style-name="P23">La réalisation de ce « Proof of Concept » a demandé plusieurs phases :</text:p>
          <text:list>
            <text:list-item>
              <text:p text:style-name="P23">Description d’une architecture détaillée et interopérable </text:p>
            </text:list-item>
            <text:list-item>
              <text:p text:style-name="P23">Description de la base de données</text:p>
            </text:list-item>
            <text:list-item>
              <text:p text:style-name="P23">Réalisation de la base du projet avec 2 micro-services</text:p>
            </text:list-item>
            <text:list-item>
              <text:p text:style-name="P23">Réalisation de la machine virtuelle de base de données</text:p>
            </text:list-item>
            <text:list-item>
              <text:p text:style-name="P23">Intégration du SSO Keycloak sur sa machine virtuelle</text:p>
            </text:list-item>
            <text:list-item>
              <text:p text:style-name="P23"><text:span text:style-name="T1">Ajout d’un 3</text:span><text:span text:style-name="T2">ème</text:span><text:span text:style-name="T1"> micro-service</text:span></text:p>
            </text:list-item>
            <text:list-item>
              <text:p text:style-name="P23">Ajout de traitements asynchrones</text:p>
            </text:list-item>
          </text:list>
        </text:list-item>
      </text:list>
      <text:p text:style-name="P1"><text:tab/><text:tab/>Conclusion →</text:p>
      <text:p text:style-name="P1">Ces expériences m’ont permis de voir et d’affirmer mes compétences dans le domaine de conception d’architecture et d’intégration, je suis en train de préparer ma carrière pour être intégrateur ou architecte logiciel en <text:span text:style-name="T19">activité libérale</text:span> après mon contra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1" fo:font-size="11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3T14:29:36.043000000</dc:date>
    <meta:editing-duration>P1DT5H22M45S</meta:editing-duration>
    <meta:editing-cycles>202</meta:editing-cycles>
    <meta:generator>LibreOffice/7.3.6.2$Windows_X86_64 LibreOffice_project/c28ca90fd6e1a19e189fc16c05f8f8924961e12e</meta:generator>
    <meta:document-statistic meta:table-count="0" meta:image-count="0" meta:object-count="0" meta:page-count="7" meta:paragraph-count="72" meta:word-count="3725" meta:character-count="23040" meta:non-whitespace-character-count="19410"/>
  </office:meta>
</office:document-meta>
</file>